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C000001D97D7E3C4E4FC064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0.986cm" draw:z-index="0"><draw:image xlink:href="Pictures/10000201000002DC000001D97D7E3C4E4FC064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</meta:editing-duration>
    <meta:editing-cycles>3</meta:editing-cycles>
    <meta:generator>LibreOffice/5.2.3.3$Windows_X86_64 LibreOffice_project/d54a8868f08a7b39642414cf2c8ef2f228f780cf</meta:generator>
    <dc:date>2016-12-25T14:21:56.605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